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e8f2fe"/>
    </style:style>
    <style:style style:name="T4" style:family="text">
      <style:text-properties fo:color="#6a3e3e" style:font-name="Monospace" fo:font-size="10pt" style:font-size-asian="10pt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0000c0" style:font-name="Monospace" fo:font-size="10pt" fo:font-style="italic" fo:font-weight="bold" style:font-size-asian="10pt" style:font-style-asian="italic" style:font-weight-asian="bold" fo:background-color="#e8f2fe"/>
    </style:style>
    <style:style style:name="T7" style:family="text">
      <style:text-properties fo:color="#3f7f5f" style:font-name="Monospace" fo:font-size="10pt" style:font-size-asian="10pt"/>
    </style:style>
    <style:style style:name="T8" style:family="text">
      <style:text-properties fo:color="#3f7f5f" style:font-name="Monospace" fo:font-size="10pt" style:font-size-asian="10pt" fo:background-color="#e8f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<text:span text:style-name="T2"> </text:span><text:span text:style-name="T1">void</text:span><text:span text:style-name="T2"> booksInfo(String </text:span><text:span text:style-name="T4">title</text:span><text:span text:style-name="T2">,String </text:span><text:span text:style-name="T4">SKU</text:span><text:span text:style-name="T2">,String </text:span><text:span text:style-name="T4">bookAuthor</text:span><text:span text:style-name="T2">,String </text:span><text:span text:style-name="T4">bookDescr</text:span><text:span text:style-name="T2">,</text:span><text:span text:style-name="T1">double</text:span><text:span text:style-name="T2"> </text:span><text:span text:style-name="T4">bookPrice</text:span><text:span text:style-name="T2">){</text:span></text:p>
      <text:p text:style-name="P1"><text:span text:style-name="T2"><text:tab/><text:tab/></text:span><text:span text:style-name="T1">if</text:span><text:span text:style-name="T2">(</text:span><text:span text:style-name="T4">SKU</text:span><text:span text:style-name="T2">.equalsIgnoreCase(</text:span><text:span text:style-name="T5">"Java1001"</text:span><text:span text:style-name="T2">)){</text:span></text:p>
      <text:p text:style-name="P1"><text:span text:style-name="T2"><text:tab/><text:tab/><text:tab/></text:span><text:span text:style-name="T4">title</text:span><text:span text:style-name="T2">.equalsIgnoreCase(</text:span><text:span text:style-name="T5">"Head First Java"</text:span><text:span text:style-name="T2">);</text:span></text:p>
      <text:p text:style-name="P1"><text:span text:style-name="T2"><text:tab/><text:tab/><text:tab/></text:span><text:span text:style-name="T4">bookAuthor</text:span><text:span text:style-name="T2">.equalsIgnoreCase(</text:span><text:span text:style-name="T5">"Kathy Sierra and Bert Bates "</text:span><text:span text:style-name="T2">);</text:span></text:p>
      <text:p text:style-name="P1"><text:span text:style-name="T2"><text:tab/><text:tab/><text:tab/></text:span><text:span text:style-name="T4">bookDescr</text:span><text:span text:style-name="T2">.equalsIgnoreCase(</text:span><text:span text:style-name="T5">"Easy to read Java workbook"</text:span><text:span text:style-name="T2">);</text:span></text:p>
      <text:p text:style-name="P1"><text:span text:style-name="T2"><text:tab/><text:tab/><text:tab/></text:span><text:span text:style-name="T4">bookPrice</text:span><text:span text:style-name="T2">=47.50;</text:span></text:p>
      <text:p text:style-name="P1"><text:span text:style-name="T2"><text:tab/><text:tab/>}</text:span></text:p>
      <text:p text:style-name="P1"><text:span text:style-name="T2"><text:tab/><text:tab/></text:span><text:span text:style-name="T1">else</text:span><text:span text:style-name="T2"> </text:span><text:span text:style-name="T1">if</text:span><text:span text:style-name="T2">(</text:span><text:span text:style-name="T4">SKU</text:span><text:span text:style-name="T2">.equalsIgnoreCase(</text:span><text:span text:style-name="T5">"Java1002"</text:span><text:span text:style-name="T2">)){</text:span></text:p>
      <text:p text:style-name="P1"><text:span text:style-name="T2"><text:tab/><text:tab/><text:tab/></text:span><text:span text:style-name="T4">title</text:span><text:span text:style-name="T2">.equalsIgnoreCase(</text:span><text:span text:style-name="T5">"Thinking in Java"</text:span><text:span text:style-name="T2">);</text:span></text:p>
      <text:p text:style-name="P1"><text:span text:style-name="T2"><text:tab/><text:tab/><text:tab/></text:span><text:span text:style-name="T4">bookAuthor</text:span><text:span text:style-name="T2">.equalsIgnoreCase(</text:span><text:span text:style-name="T5">"Bruce Eckel"</text:span><text:span text:style-name="T2">);</text:span></text:p>
      <text:p text:style-name="P1"><text:span text:style-name="T2"><text:tab/><text:tab/><text:tab/></text:span><text:span text:style-name="T4">bookDescr</text:span><text:span text:style-name="T2">.equalsIgnoreCase(</text:span><text:span text:style-name="T5">"Details about Java under the hood"</text:span><text:span text:style-name="T2">);</text:span></text:p>
      <text:p text:style-name="P1"><text:span text:style-name="T2"><text:tab/><text:tab/><text:tab/></text:span><text:span text:style-name="T4">bookPrice</text:span><text:span text:style-name="T2">= <text:tab/>20.00;</text:span></text:p>
      <text:p text:style-name="P1"><text:span text:style-name="T2"><text:tab/><text:tab/><text:tab/></text:span></text:p>
      <text:p text:style-name="P1"><text:span text:style-name="T2"><text:tab/><text:tab/>}</text:span></text:p>
      <text:p text:style-name="P1"><text:span text:style-name="T2"><text:tab/><text:tab/></text:span><text:span text:style-name="T1">else</text:span><text:span text:style-name="T2"> </text:span><text:span text:style-name="T1">if</text:span><text:span text:style-name="T2">(</text:span><text:span text:style-name="T4">SKU</text:span><text:span text:style-name="T2">.equalsIgnoreCase(</text:span><text:span text:style-name="T5">"Orcl1003"</text:span><text:span text:style-name="T2">)){</text:span></text:p>
      <text:p text:style-name="P1"><text:span text:style-name="T2"><text:tab/><text:tab/><text:tab/></text:span><text:span text:style-name="T4">title</text:span><text:span text:style-name="T2">.equalsIgnoreCase(</text:span><text:span text:style-name="T5">"OCP: Oracle Certified Professional Java SE"</text:span><text:span text:style-name="T2">);</text:span></text:p>
      <text:p text:style-name="P1"><text:span text:style-name="T2"><text:tab/><text:tab/><text:tab/></text:span><text:span text:style-name="T4">bookAuthor</text:span><text:span text:style-name="T2">.equalsIgnoreCase(</text:span><text:span text:style-name="T5">"Jeanne Boyarsky"</text:span><text:span text:style-name="T2">);</text:span></text:p>
      <text:p text:style-name="P1"><text:span text:style-name="T2"><text:tab/><text:tab/><text:tab/></text:span><text:span text:style-name="T4">bookDescr</text:span><text:span text:style-name="T2">.equalsIgnoreCase(</text:span><text:span text:style-name="T5">"Everything you need to know in one place"</text:span><text:span text:style-name="T2">);</text:span></text:p>
      <text:p text:style-name="P1"><text:span text:style-name="T2"><text:tab/><text:tab/><text:tab/></text:span><text:span text:style-name="T4">bookPrice</text:span><text:span text:style-name="T2">=45.00;</text:span></text:p>
      <text:p text:style-name="P1"><text:span text:style-name="T2"><text:tab/><text:tab/>}</text:span></text:p>
      <text:p text:style-name="P1"><text:span text:style-name="T2"><text:tab/><text:tab/></text:span><text:span text:style-name="T1">else</text:span><text:span text:style-name="T2"> </text:span><text:span text:style-name="T1">if</text:span><text:span text:style-name="T2">(</text:span><text:span text:style-name="T4">SKU</text:span><text:span text:style-name="T2">.equalsIgnoreCase(</text:span><text:span text:style-name="T5">"Python1004"</text:span><text:span text:style-name="T2">)){</text:span></text:p>
      <text:p text:style-name="P1"><text:span text:style-name="T2"><text:tab/><text:tab/><text:tab/></text:span><text:span text:style-name="T4">title</text:span><text:span text:style-name="T2">.equalsIgnoreCase(</text:span><text:span text:style-name="T5">"Automate the Boring Stuff with Python"</text:span><text:span text:style-name="T2">);</text:span></text:p>
      <text:p text:style-name="P1"><text:span text:style-name="T2"><text:tab/><text:tab/><text:tab/></text:span><text:span text:style-name="T4">bookAuthor</text:span><text:span text:style-name="T2">.equalsIgnoreCase(</text:span><text:span text:style-name="T5">"Al Sweigart"</text:span><text:span text:style-name="T2">);</text:span></text:p>
      <text:p text:style-name="P1"><text:span text:style-name="T2"><text:tab/><text:tab/><text:tab/></text:span><text:span text:style-name="T4">bookDescr</text:span><text:span text:style-name="T2">.equalsIgnoreCase(</text:span><text:span text:style-name="T5">"Fun with Python"</text:span><text:span text:style-name="T2">);</text:span></text:p>
      <text:p text:style-name="P1"><text:span text:style-name="T2"><text:tab/><text:tab/><text:tab/></text:span><text:span text:style-name="T4">bookPrice</text:span><text:span text:style-name="T2">=10.50;</text:span></text:p>
      <text:p text:style-name="P1"><text:span text:style-name="T2"><text:tab/><text:tab/>}</text:span></text:p>
      <text:p text:style-name="P1"><text:span text:style-name="T2"><text:tab/><text:tab/></text:span><text:span text:style-name="T1">else</text:span><text:span text:style-name="T2"> </text:span><text:span text:style-name="T1">if</text:span><text:span text:style-name="T2">(</text:span><text:span text:style-name="T4">SKU</text:span><text:span text:style-name="T2">.equalsIgnoreCase(</text:span><text:span text:style-name="T5">"Zombie1005"</text:span><text:span text:style-name="T2">)){</text:span></text:p>
      <text:p text:style-name="P1"><text:span text:style-name="T2"><text:tab/><text:tab/><text:tab/></text:span><text:span text:style-name="T4">title</text:span><text:span text:style-name="T2">.equalsIgnoreCase(</text:span><text:span text:style-name="T5">"The Maker's Guide to the Zombie Apocalypse <text:tab/>"</text:span><text:span text:style-name="T2">);</text:span></text:p>
      <text:p text:style-name="P1"><text:span text:style-name="T2"><text:tab/><text:tab/><text:tab/></text:span><text:span text:style-name="T4">bookAuthor</text:span><text:span text:style-name="T2">.equalsIgnoreCase(</text:span><text:span text:style-name="T5">"Simon Monk"</text:span><text:span text:style-name="T2">);</text:span></text:p>
      <text:p text:style-name="P1"><text:span text:style-name="T2"><text:tab/><text:tab/><text:tab/></text:span><text:span text:style-name="T4">bookDescr</text:span><text:span text:style-name="T2">.equalsIgnoreCase(</text:span><text:span text:style-name="T5">"Defend Your Base with Simple Circuits, Arduino, and Raspberry Pi"</text:span><text:span text:style-name="T2">);</text:span></text:p>
      <text:p text:style-name="P1"><text:span text:style-name="T2"><text:tab/><text:tab/><text:tab/></text:span><text:span text:style-name="T4">bookPrice</text:span><text:span text:style-name="T2">=16.50;</text:span></text:p>
      <text:p text:style-name="P1"><text:span text:style-name="T2"><text:tab/><text:tab/>}</text:span></text:p>
      <text:p text:style-name="P1"><text:span text:style-name="T2"><text:tab/><text:tab/></text:span><text:span text:style-name="T1">else</text:span><text:span text:style-name="T2"> </text:span><text:span text:style-name="T1">if</text:span><text:span text:style-name="T2">(</text:span><text:span text:style-name="T4">SKU</text:span><text:span text:style-name="T2">.equalsIgnoreCase(</text:span><text:span text:style-name="T5">"Rasp1006"</text:span><text:span text:style-name="T2">)){</text:span></text:p>
      <text:p text:style-name="P1"><text:span text:style-name="T2"><text:tab/><text:tab/><text:tab/></text:span><text:span text:style-name="T4">title</text:span><text:span text:style-name="T2">.equalsIgnoreCase(</text:span><text:span text:style-name="T5">"Raspberry Pi Projects for the Evil Genius"</text:span><text:span text:style-name="T2">);</text:span></text:p>
      <text:p text:style-name="P1"><text:span text:style-name="T2"><text:tab/><text:tab/><text:tab/></text:span><text:span text:style-name="T4">bookAuthor</text:span><text:span text:style-name="T2">.equalsIgnoreCase(</text:span><text:span text:style-name="T5">"Donald Norris"</text:span><text:span text:style-name="T2">);</text:span></text:p>
      <text:p text:style-name="P1"><text:span text:style-name="T2"><text:tab/><text:tab/><text:tab/></text:span><text:span text:style-name="T4">bookDescr</text:span><text:span text:style-name="T2">.equalsIgnoreCase(</text:span><text:span text:style-name="T5">"A dozen fiendishly fun projects for the Raspberry Pi!"</text:span><text:span text:style-name="T2">);</text:span></text:p>
      <text:p text:style-name="P1"><text:span text:style-name="T2"><text:tab/><text:tab/><text:tab/></text:span><text:span text:style-name="T4">bookPrice</text:span><text:span text:style-name="T2">=14.75;</text:span></text:p>
      <text:p text:style-name="P1"><text:span text:style-name="T2"><text:tab/><text:tab/>}</text:span></text:p>
      <text:p text:style-name="Standard"><text:span text:style-name="T2"><text:tab/>}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3">System.</text:span><text:span text:style-name="T6">out</text:span><text:span text:style-name="T3">.println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8">/*else if(data.getSKU().equalsIgnoreCase(SKUFind))</text:span><text:span text:style-name="T7">{</text:span></text:p>
      <text:p text:style-name="P1"><text:span text:style-name="T7"><text:tab/><text:tab/><text:tab/><text:tab/><text:tab/><text:tab/>System.out.println("SKU: "+data.getSKU());<text:tab/><text:tab/><text:tab/><text:tab/><text:tab/><text:tab/></text:span></text:p>
      <text:p text:style-name="P1"><text:soft-page-break/><text:span text:style-name="T7"><text:tab/><text:tab/><text:tab/><text:tab/><text:tab/><text:tab/>System.out.println("Book Title: "+data.getBookTitle());</text:span></text:p>
      <text:p text:style-name="P1"><text:span text:style-name="T7"><text:tab/><text:tab/><text:tab/><text:tab/><text:tab/><text:tab/>System.out.println("Book Author Name: "+data.getBookAuthor());</text:span></text:p>
      <text:p text:style-name="P1"><text:span text:style-name="T7"><text:tab/><text:tab/><text:tab/><text:tab/><text:tab/><text:tab/>System.out.println("Book Description: "+data.getBookDescr());</text:span></text:p>
      <text:p text:style-name="P1"><text:span text:style-name="T7"><text:tab/><text:tab/><text:tab/><text:tab/><text:tab/><text:tab/>System.out.println("Book Price: "+data.getBookPrice());</text:span></text:p>
      <text:p text:style-name="P1"><text:span text:style-name="T7"><text:tab/><text:tab/><text:tab/><text:tab/><text:tab/>}</text:span></text:p>
      <text:p text:style-name="P1"><text:span text:style-name="T7"><text:tab/><text:tab/><text:tab/><text:tab/><text:tab/>else if(data.getSKU().equalsIgnoreCase(SKUFind)){</text:span></text:p>
      <text:p text:style-name="P1"><text:span text:style-name="T7"><text:tab/><text:tab/><text:tab/><text:tab/><text:tab/><text:tab/>System.out.println("SKU: "+data.getSKU());<text:tab/><text:tab/><text:tab/><text:tab/><text:tab/><text:tab/></text:span></text:p>
      <text:p text:style-name="P1"><text:span text:style-name="T7"><text:tab/><text:tab/><text:tab/><text:tab/><text:tab/><text:tab/>System.out.println("Book Title: "+data.getBookTitle());</text:span></text:p>
      <text:p text:style-name="P1"><text:span text:style-name="T7"><text:tab/><text:tab/><text:tab/><text:tab/><text:tab/><text:tab/>System.out.println("Book Author Name: "+data.getBookAuthor());</text:span></text:p>
      <text:p text:style-name="P1"><text:span text:style-name="T7"><text:tab/><text:tab/><text:tab/><text:tab/><text:tab/><text:tab/>System.out.println("Book Description: "+data.getBookDescr());</text:span></text:p>
      <text:p text:style-name="P1"><text:span text:style-name="T7"><text:tab/><text:tab/><text:tab/><text:tab/><text:tab/><text:tab/>System.out.println("Book Price: "+data.getBookPrice());</text:span></text:p>
      <text:p text:style-name="P1"><text:span text:style-name="T7"><text:tab/><text:tab/><text:tab/><text:tab/><text:tab/>}</text:span></text:p>
      <text:p text:style-name="P1"><text:span text:style-name="T7"><text:tab/><text:tab/><text:tab/><text:tab/><text:tab/>else if(data.getSKU().equalsIgnoreCase(SKUFind)){</text:span></text:p>
      <text:p text:style-name="P1"><text:span text:style-name="T7"><text:tab/><text:tab/><text:tab/><text:tab/><text:tab/><text:tab/>System.out.println("SKU: "+data.getSKU());<text:tab/><text:tab/><text:tab/><text:tab/><text:tab/><text:tab/></text:span></text:p>
      <text:p text:style-name="P1"><text:span text:style-name="T7"><text:tab/><text:tab/><text:tab/><text:tab/><text:tab/><text:tab/>System.out.println("Book Title: "+data.getBookTitle());</text:span></text:p>
      <text:p text:style-name="P1"><text:span text:style-name="T7"><text:tab/><text:tab/><text:tab/><text:tab/><text:tab/><text:tab/>System.out.println("Book Author Name: "+data.getBookAuthor());</text:span></text:p>
      <text:p text:style-name="P1"><text:span text:style-name="T7"><text:tab/><text:tab/><text:tab/><text:tab/><text:tab/><text:tab/>System.out.println("Book Description: "+data.getBookDescr());</text:span></text:p>
      <text:p text:style-name="P1"><text:span text:style-name="T7"><text:tab/><text:tab/><text:tab/><text:tab/><text:tab/><text:tab/>System.out.println("Book Price: "+data.getBookPrice());</text:span></text:p>
      <text:p text:style-name="P1"><text:span text:style-name="T7"><text:tab/><text:tab/><text:tab/><text:tab/><text:tab/>}</text:span></text:p>
      <text:p text:style-name="P1"><text:span text:style-name="T7"><text:tab/><text:tab/><text:tab/><text:tab/><text:tab/>else if(data.getSKU().equalsIgnoreCase(SKUFind)){</text:span></text:p>
      <text:p text:style-name="P1"><text:span text:style-name="T7"><text:tab/><text:tab/><text:tab/><text:tab/><text:tab/><text:tab/>System.out.println("SKU: "+data.getSKU());<text:tab/><text:tab/><text:tab/><text:tab/><text:tab/><text:tab/></text:span></text:p>
      <text:p text:style-name="P1"><text:span text:style-name="T7"><text:tab/><text:tab/><text:tab/><text:tab/><text:tab/><text:tab/>System.out.println("Book Title: "+data.getBookTitle());</text:span></text:p>
      <text:p text:style-name="P1"><text:span text:style-name="T7"><text:tab/><text:tab/><text:tab/><text:tab/><text:tab/><text:tab/>System.out.println("Book Author Name: "+data.getBookAuthor());</text:span></text:p>
      <text:p text:style-name="P1"><text:span text:style-name="T7"><text:tab/><text:tab/><text:tab/><text:tab/><text:tab/><text:tab/>System.out.println("Book Description: "+data.getBookDescr());</text:span></text:p>
      <text:p text:style-name="P1"><text:span text:style-name="T7"><text:tab/><text:tab/><text:tab/><text:tab/><text:tab/><text:tab/>System.out.println("Book Price: "+data.getBookPrice());</text:span></text:p>
      <text:p text:style-name="P1"><text:span text:style-name="T7"><text:tab/><text:tab/><text:tab/><text:tab/><text:tab/>}</text:span></text:p>
      <text:p text:style-name="P1"><text:span text:style-name="T7"><text:tab/><text:tab/><text:tab/><text:tab/><text:tab/>else if(data.getSKU().equalsIgnoreCase(SKUFind)){</text:span></text:p>
      <text:p text:style-name="P1"><text:span text:style-name="T7"><text:tab/><text:tab/><text:tab/><text:tab/><text:tab/><text:tab/>System.out.println("SKU: "+data.getSKU());<text:tab/><text:tab/><text:tab/><text:tab/><text:tab/><text:tab/></text:span></text:p>
      <text:p text:style-name="P1"><text:span text:style-name="T7"><text:tab/><text:tab/><text:tab/><text:tab/><text:tab/><text:tab/>System.out.println("Book Title: "+data.getBookTitle());</text:span></text:p>
      <text:p text:style-name="P1"><text:span text:style-name="T7"><text:tab/><text:tab/><text:tab/><text:tab/><text:tab/><text:tab/>System.out.println("Book Author Name: "+data.getBookAuthor());</text:span></text:p>
      <text:p text:style-name="P1"><text:span text:style-name="T7"><text:tab/><text:tab/><text:tab/><text:tab/><text:tab/><text:tab/>System.out.println("Book Description: "+data.getBookDescr());</text:span></text:p>
      <text:p text:style-name="P1"><text:span text:style-name="T7"><text:tab/><text:tab/><text:tab/><text:tab/><text:tab/><text:tab/>System.out.println("Book Price: "+data.getBookPrice());</text:span></text:p>
      <text:p text:style-name="P1"><text:span text:style-name="T7"><text:tab/><text:tab/><text:tab/><text:tab/><text:tab/>}*/</text:span></text:p>
      <text:p text:style-name="Standard"><text:span text:style-name="T2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7:47:03.807978811</meta:creation-date>
    <dc:date>2017-07-28T19:59:30.960320171</dc:date>
    <meta:editing-duration>PT1H22M5S</meta:editing-duration>
    <meta:editing-cycles>1</meta:editing-cycles>
    <meta:document-statistic meta:table-count="0" meta:image-count="0" meta:object-count="0" meta:page-count="2" meta:paragraph-count="76" meta:word-count="214" meta:character-count="3486" meta:non-whitespace-character-count="3014"/>
    <meta:generator>LibreOffice/5.3.1.2$Linux_X86_64 LibreOffice_project/30m0$Build-2</meta:generator>
  </office:meta>
</office:document-meta>
</file>